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68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6" style:family="text">
      <style:text-properties fo:color="#000000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7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0000" style:font-name="Segoe UI Semibold" fo:font-size="22pt" fo:font-style="italic" style:font-name-asian="Segoe UI" style:font-size-asian="22pt" style:font-style-asian="italic" style:font-name-complex="Segoe UI" style:font-size-complex="22pt" style:font-style-complex="italic"/>
    </style:style>
    <style:style style:name="T9" style:family="text">
      <style:text-properties fo:color="#000000" style:text-position="super 58%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0" style:family="text">
      <style:text-properties fo:color="#000000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892cm" svg:height="3.063cm" svg:x="1.524cm" svg:y="1.016cm">
          <draw:text-box>
            <text:p text:style-name="P1"><text:span text:style-name="T1">Holy Gospel</text:span></text:p>
            <text:p text:style-name="P1"><text:span text:style-name="T2">Matthew 10:5, 21–3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892cm" svg:height="4.76cm" svg:x="1.547cm" svg:y="0.883cm">
          <draw:text-box>
            <text:p text:style-name="P4"><text:span text:style-name="T3">5</text:span><text:span text:style-name="T4">These twelve Jesus sent out, instructing them, “Go nowhere among the Gentiles and enter no town of the Samaritan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5" draw:layer="layout" svg:width="25.146cm" svg:height="7.766cm" svg:x="1.524cm" svg:y="1.016cm">
          <draw:text-box>
            <text:p text:style-name="P4"><text:span text:style-name="T5">21</text:span><text:span text:style-name="T4">“Brother will deliver brother over to death, and the father his child, and children will rise against parents and have them put to death, </text:span></text:p>
            <text:p text:style-name="P4"><text:span text:style-name="T6">22</text:span><text:span text:style-name="T7">and you will be hated by all for my name’s sake. </text:span><text:span text:style-name="T8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5" draw:text-style-name="P5" draw:layer="layout" svg:width="24.638cm" svg:height="8.128cm" svg:x="1.524cm" svg:y="1.016cm">
          <draw:text-box>
            <text:p text:style-name="P4"><text:span text:style-name="T4">But the one who endures to the end will be saved. </text:span><text:span text:style-name="T5">23</text:span><text:span text:style-name="T4">When they persecute you in one town, flee to the next, for truly, I say to you, you will not have gone through all the towns of Israel before the Son of Man com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6" draw:text-style-name="P5" draw:layer="layout" svg:width="24.892cm" svg:height="6.35cm" svg:x="1.524cm" svg:y="1.016cm">
          <draw:text-box>
            <text:p text:style-name="P4"><text:span text:style-name="T9">24</text:span><text:span text:style-name="T10">“A disciple is not above his teacher, nor a servant above his master. </text:span><text:span text:style-name="T9">25</text:span><text:span text:style-name="T10">It is enough for the disciple to be like his teacher, and the servant like his mast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7" draw:text-style-name="P5" draw:layer="layout" svg:width="24.892cm" svg:height="5.08cm" svg:x="1.524cm" svg:y="1.016cm">
          <draw:text-box>
            <text:p text:style-name="P4"><text:span text:style-name="T10">If they have called the master of the house Beelzebul, how much more will they malign those of his househo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892cm" svg:height="4.76cm" svg:x="1.524cm" svg:y="0.955cm">
          <draw:text-box>
            <text:p text:style-name="P4"><text:span text:style-name="T5">26</text:span><text:span text:style-name="T4">“So have no fear of them, for nothing is covered that will not be revealed, or hidden that will not be kn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8" draw:text-style-name="P5" draw:layer="layout" svg:width="24.892cm" svg:height="7.935cm" svg:x="1.524cm" svg:y="0.955cm">
          <draw:text-box>
            <text:p text:style-name="P4"><text:span text:style-name="T5">27</text:span><text:span text:style-name="T4">What I tell you in the dark, say in the light, and what you hear whispered, proclaim on the housetop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7" draw:text-style-name="P5" draw:layer="layout" svg:width="24.892cm" svg:height="5.08cm" svg:x="1.27cm" svg:y="1.016cm">
          <draw:text-box>
            <text:p text:style-name="P4"><text:span text:style-name="T9">28</text:span><text:span text:style-name="T10">And do not fear those who kill the body but cannot kill the soul. Rather fear him who can destroy both soul and body in hel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030_25_20Wt._25_20Intro" presentation:presentation-page-layout-name="AL1T0">
        <office:forms form:automatic-focus="false" form:apply-design-mode="false"/>
        <draw:frame draw:style-name="gr9" draw:text-style-name="P5" draw:layer="layout" svg:width="24.892cm" svg:height="4.826cm" svg:x="1.524cm" svg:y="1.016cm">
          <draw:text-box>
            <text:p text:style-name="P4"><text:span text:style-name="T9">29</text:span><text:span text:style-name="T10">Are not two sparrows sold for a penny? And not one of them will fall to the ground apart from your Fath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030_25_20Wt._25_20Intro" presentation:presentation-page-layout-name="AL1T0">
        <office:forms form:automatic-focus="false" form:apply-design-mode="false"/>
        <draw:frame draw:style-name="gr10" draw:text-style-name="P6" draw:layer="layout" svg:width="24.892cm" svg:height="5.334cm" svg:x="1.524cm" svg:y="1.016cm">
          <draw:text-box>
            <text:p text:style-name="P4"><text:span text:style-name="T5">30</text:span><text:span text:style-name="T4">But even the hairs of your head are all numbered. </text:span><text:span text:style-name="T5">31</text:span><text:span text:style-name="T4">Fear not, therefore; you are of more value than many sparrow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4.892cm" svg:height="7.766cm" svg:x="1.524cm" svg:y="1.016cm">
          <draw:text-box>
            <text:p text:style-name="P4"><text:span text:style-name="T5">32</text:span><text:span text:style-name="T4">So everyone who acknowledges me before men, I also will acknowledge before my Father who is in heaven, </text:span><text:span text:style-name="T5">33</text:span><text:span text:style-name="T4">but whoever denies me before men, I also will deny before my Father who is in hea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21:07:58.485000000</meta:creation-date>
    <dc:title>1030 Wt. Intro</dc:title>
    <meta:editing-duration>PT14M59S</meta:editing-duration>
    <meta:editing-cycles>6</meta:editing-cycles>
    <meta:generator>LibreOffice/5.3.3.2$Windows_X86_64 LibreOffice_project/3d9a8b4b4e538a85e0782bd6c2d430bafe583448</meta:generator>
    <dc:date>2017-06-21T10:24:15.049000000</dc:date>
    <meta:document-statistic meta:object-count="68"/>
  </office:meta>
</office:document-meta>
</file>